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elle2" style:family="table">
      <style:table-properties style:width="25.693cm" table:align="left"/>
    </style:style>
    <style:style style:name="Tabelle2.A" style:family="table-column">
      <style:table-column-properties style:column-width="3.505cm"/>
    </style:style>
    <style:style style:name="Tabelle2.B" style:family="table-column">
      <style:table-column-properties style:column-width="6.068cm"/>
    </style:style>
    <style:style style:name="Tabelle2.D" style:family="table-column">
      <style:table-column-properties style:column-width="6.373cm"/>
    </style:style>
    <style:style style:name="Tabelle2.E" style:family="table-column">
      <style:table-column-properties style:column-width="3.679cm"/>
    </style:style>
    <style:style style:name="Tabelle2.A1" style:family="table-cell">
      <style:table-cell-properties style:vertical-align="middle" fo:background-color="#fff5ce" fo:padding="0.3cm" fo:border-left="4.5pt solid #158466" fo:border-right="none" fo:border-top="4.5pt solid #158466" fo:border-bottom="4.5pt solid #158466">
        <style:background-image/>
      </style:table-cell-properties>
    </style:style>
    <style:style style:name="Tabelle2.B1" style:family="table-cell">
      <style:table-cell-properties style:vertical-align="middle" fo:background-color="#b4c7dc" fo:padding="0.3cm" fo:border-left="4.5pt solid #158466" fo:border-right="none" fo:border-top="4.5pt solid #158466" fo:border-bottom="4.5pt solid #158466">
        <style:background-image/>
      </style:table-cell-properties>
    </style:style>
    <style:style style:name="Tabelle2.E1" style:family="table-cell">
      <style:table-cell-properties style:vertical-align="middle" fo:background-color="#fff5ce" fo:padding="0.3cm" fo:border="4.5pt solid #158466">
        <style:background-image/>
      </style:table-cell-properties>
    </style:style>
    <style:style style:name="Tabelle2.A2" style:family="table-cell">
      <style:table-cell-properties style:vertical-align="middle" fo:background-color="#b4c7dc" fo:padding="0.3cm" fo:border-left="4.5pt solid #158466" fo:border-right="none" fo:border-top="none" fo:border-bottom="4.5pt solid #158466">
        <style:background-image/>
      </style:table-cell-properties>
    </style:style>
    <style:style style:name="Tabelle2.B2" style:family="table-cell">
      <style:table-cell-properties style:vertical-align="middle" fo:background-color="#ffde59" fo:padding="0.3cm" fo:border-left="4.5pt solid #158466" fo:border-right="none" fo:border-top="none" fo:border-bottom="4.5pt solid #158466">
        <style:background-image/>
      </style:table-cell-properties>
    </style:style>
    <style:style style:name="Tabelle2.C2" style:family="table-cell">
      <style:table-cell-properties style:vertical-align="middle" fo:background-color="#729fcf" fo:padding="0.3cm" fo:border-left="4.5pt solid #158466" fo:border-right="none" fo:border-top="none" fo:border-bottom="4.5pt solid #158466">
        <style:background-image/>
      </style:table-cell-properties>
    </style:style>
    <style:style style:name="Tabelle2.E2" style:family="table-cell">
      <style:table-cell-properties style:vertical-align="middle" fo:background-color="#b4c7dc" fo:padding="0.3cm" fo:border-left="4.5pt solid #158466" fo:border-right="4.5pt solid #158466" fo:border-top="none" fo:border-bottom="4.5pt solid #158466">
        <style:background-image/>
      </style:table-cell-properties>
    </style:style>
    <style:style style:name="Tabelle2.A3" style:family="table-cell">
      <style:table-cell-properties style:vertical-align="middle" fo:padding="0.3cm" fo:border-left="4.5pt solid #158466" fo:border-right="none" fo:border-top="none" fo:border-bottom="4.5pt solid #158466"/>
    </style:style>
    <style:style style:name="Tabelle2.C3" style:family="table-cell">
      <style:table-cell-properties style:vertical-align="middle" fo:background-color="#e8a202" fo:padding="0.3cm" fo:border-left="4.5pt solid #158466" fo:border-right="none" fo:border-top="none" fo:border-bottom="4.5pt solid #158466">
        <style:background-image/>
      </style:table-cell-properties>
    </style:style>
    <style:style style:name="Tabelle2.E3" style:family="table-cell">
      <style:table-cell-properties style:vertical-align="middle" fo:padding="0.3cm" fo:border-left="4.5pt solid #158466" fo:border-right="4.5pt solid #158466" fo:border-top="none" fo:border-bottom="4.5pt solid #158466"/>
    </style:style>
    <style:style style:name="Tabelle2.A4" style:family="table-cell">
      <style:table-cell-properties style:vertical-align="middle" fo:padding="0.3cm" fo:border-left="4.5pt solid #158466" fo:border-right="none" fo:border-top="none" fo:border-bottom="4.5pt solid #158466"/>
    </style:style>
    <style:style style:name="Tabelle2.E4" style:family="table-cell">
      <style:table-cell-properties style:vertical-align="middle" fo:padding="0.3cm" fo:border-left="4.5pt solid #158466" fo:border-right="4.5pt solid #158466" fo:border-top="none" fo:border-bottom="4.5pt solid #158466"/>
    </style:style>
    <style:style style:name="Tabelle2.A5" style:family="table-cell">
      <style:table-cell-properties style:vertical-align="middle" fo:background-color="#fff5ce" fo:padding="0.3cm" fo:border-left="4.5pt solid #158466" fo:border-right="none" fo:border-top="none" fo:border-bottom="4.5pt solid #158466">
        <style:background-image/>
      </style:table-cell-properties>
    </style:style>
    <style:style style:name="Tabelle2.E5" style:family="table-cell">
      <style:table-cell-properties style:vertical-align="middle" fo:background-color="#fff5ce" fo:padding="0.3cm" fo:border-left="4.5pt solid #158466" fo:border-right="4.5pt solid #158466" fo:border-top="none" fo:border-bottom="4.5pt solid #158466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158466" loext:opacity="100%" style:font-name="Verdana" fo:font-size="32pt" style:font-size-asian="32pt" style:font-size-complex="32pt"/>
    </style:style>
    <style:style style:name="P2" style:family="paragraph" style:parent-style-name="Table_20_Contents">
      <style:paragraph-properties fo:text-align="center" style:justify-single-word="false"/>
      <style:text-properties fo:color="#158466" loext:opacity="100%" style:font-name="Verdana" fo:font-size="32pt" officeooo:rsid="00163e0e" officeooo:paragraph-rsid="00163e0e" style:font-size-asian="32pt" style:font-size-complex="32pt"/>
    </style:style>
    <style:style style:name="P3" style:family="paragraph" style:parent-style-name="Table_20_Contents">
      <style:paragraph-properties fo:text-align="center" style:justify-single-word="false"/>
      <style:text-properties fo:color="#158466" loext:opacity="100%" style:font-name="Verdana"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text-properties officeooo:rsid="00144db4" officeooo:paragraph-rsid="00144db4"/>
    </style:style>
    <style:style style:name="P5" style:family="paragraph" style:parent-style-name="Standard">
      <style:text-properties officeooo:rsid="00144db4" officeooo:paragraph-rsid="00144db4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officeooo:rsid="00144db4" officeooo:paragraph-rsid="00144db4"/>
    </style:style>
    <style:style style:name="P7" style:family="paragraph" style:parent-style-name="Standard">
      <style:text-properties fo:font-size="10pt" officeooo:rsid="00144db4" officeooo:paragraph-rsid="00144db4" style:font-size-asian="8.75pt" style:font-size-complex="10pt"/>
    </style:style>
    <style:style style:name="T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10pt" fo:font-style="normal" fo:font-weight="normal" officeooo:rsid="0027bcbf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80" loext:opacity="100%" fo:font-size="10pt" fo:language="zxx" fo:country="none" fo:font-style="normal" style:text-underline-style="solid" style:text-underline-width="auto" style:text-underline-color="font-color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able:table table:name="Tabelle2" table:style-name="Tabelle2">
        <table:table-column table:style-name="Tabelle2.A"/>
        <table:table-column table:style-name="Tabelle2.B" table:number-columns-repeated="2"/>
        <table:table-column table:style-name="Tabelle2.D"/>
        <table:table-column table:style-name="Tabelle2.E"/>
        <table:table-row table:style-name="TableLine2960518901584">
          <table:table-cell table:style-name="Tabelle2.A1" office:value-type="string">
            <text:p text:style-name="P1"/>
          </table:table-cell>
          <table:table-cell table:style-name="Tabelle2.B1" table:number-columns-spanned="3" office:value-type="string">
            <text:p text:style-name="P3">Tic Tac Toe</text:p>
          </table:table-cell>
          <table:covered-table-cell/>
          <table:covered-table-cell/>
          <table:table-cell table:style-name="Tabelle2.E1" office:value-type="string">
            <text:p text:style-name="P1"/>
          </table:table-cell>
        </table:table-row>
        <table:table-row table:style-name="TableLine2960518907344">
          <table:table-cell table:style-name="Tabelle2.A2" table:number-rows-spanned="3" office:value-type="string">
            <text:p text:style-name="P1">Tic</text:p>
          </table:table-cell>
          <table:table-cell table:style-name="Tabelle2.B2" office:value-type="string">
            <text:p text:style-name="P2">x</text:p>
          </table:table-cell>
          <table:table-cell table:style-name="Tabelle2.C2" office:value-type="string">
            <text:p text:style-name="P1">o</text:p>
          </table:table-cell>
          <table:table-cell table:style-name="Tabelle2.B2" office:value-type="string">
            <text:p text:style-name="P1">x</text:p>
          </table:table-cell>
          <table:table-cell table:style-name="Tabelle2.E2" table:number-rows-spanned="3" office:value-type="string">
            <text:p text:style-name="P1">Tac</text:p>
          </table:table-cell>
        </table:table-row>
        <table:table-row table:style-name="TableLine2960518900432">
          <table:covered-table-cell table:style-name="Tabelle2.A4"/>
          <table:table-cell table:style-name="Tabelle2.C2" office:value-type="string">
            <text:p text:style-name="P1">o</text:p>
          </table:table-cell>
          <table:table-cell table:style-name="Tabelle2.C3" office:value-type="string">
            <text:p text:style-name="P1">x</text:p>
          </table:table-cell>
          <table:table-cell table:style-name="Tabelle2.C2" office:value-type="string">
            <text:p text:style-name="P1">o</text:p>
          </table:table-cell>
          <table:covered-table-cell table:style-name="Tabelle2.E4"/>
        </table:table-row>
        <table:table-row table:style-name="TableLine2960518903024">
          <table:covered-table-cell table:style-name="Tabelle2.A4"/>
          <table:table-cell table:style-name="Tabelle2.B2" office:value-type="string">
            <text:p text:style-name="P1">x</text:p>
          </table:table-cell>
          <table:table-cell table:style-name="Tabelle2.C2" office:value-type="string">
            <text:p text:style-name="P1">o</text:p>
          </table:table-cell>
          <table:table-cell table:style-name="Tabelle2.B2" office:value-type="string">
            <text:p text:style-name="P1">x</text:p>
          </table:table-cell>
          <table:covered-table-cell table:style-name="Tabelle2.E4"/>
        </table:table-row>
        <table:table-row table:style-name="TableLine2960518902160">
          <table:table-cell table:style-name="Tabelle2.A5" office:value-type="string">
            <text:p text:style-name="P1"/>
          </table:table-cell>
          <table:table-cell table:style-name="Tabelle2.A2" table:number-columns-spanned="3" office:value-type="string">
            <text:p text:style-name="P1">Toe</text:p>
          </table:table-cell>
          <table:covered-table-cell/>
          <table:covered-table-cell/>
          <table:table-cell table:style-name="Tabelle2.E5" office:value-type="string">
            <text:p text:style-name="P1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><draw:frame draw:style-name="fr1" draw:name="Bild1" text:anchor-type="char" svg:x="23.881cm" svg:y="0.279cm" svg:width="1.792cm" svg:height="0.628cm" draw:z-index="0"><draw:image xlink:href="Pictures/10000000000000580000001F84D8045FF773DCF2.png" xlink:type="simple" xlink:show="embed" xlink:actuate="onLoad" draw:mime-type="image/png"/></draw:frame></text:p>
      <text:p text:style-name="P6"><text:span text:style-name="T1">Autor:</text:span><text:span text:style-name="T2"> C. Pothmann, </text:span><text:a xlink:type="simple" xlink:href="https://cpothmann.de/" text:style-name="Default_20_Style" text:visited-style-name="Default_20_Style"><text:span text:style-name="T4">c</text:span></text:a><text:a xlink:type="simple" xlink:href="https://cpothmann.de/" text:style-name="Default_20_Style" text:visited-style-name="Default_20_Style"><text:span text:style-name="T4">pothmann.de</text:span></text:a><text:span text:style-name="T2">, freigegeben unter </text:span><text:a xlink:type="simple" xlink:href="https://creativecommons.org/licenses/by-nc-sa/4.0/" text:style-name="Default_20_Style" text:visited-style-name="Default_20_Style"><text:span text:style-name="T4">CC BY-NC-SA 4.0</text:span></text:a><text:span text:style-name="T2">, </text:span><text:span text:style-name="T3">Januar 2024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5H41M31S</meta:editing-duration>
    <meta:editing-cycles>5</meta:editing-cycles>
    <meta:generator>LibreOffice/7.3.3.2$Windows_X86_64 LibreOffice_project/d1d0ea68f081ee2800a922cac8f79445e4603348</meta:generator>
    <dc:date>2024-01-13T12:03:03.926000000</dc:date>
    <meta:document-statistic meta:table-count="1" meta:image-count="1" meta:object-count="0" meta:page-count="1" meta:paragraph-count="14" meta:word-count="26" meta:character-count="109" meta:non-whitespace-character-count="97"/>
  </office:meta>
</office:document-meta>
</file>